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4" svg:font-family="Arial" style:font-family-generic="swiss"/>
    <style:font-face style:name="Arial3" svg:font-family="Arial" style:font-adornments="Cursiva" style:font-family-generic="swiss"/>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text-properties fo:font-weight="bold" style:font-weight-asian="bold" style:font-weight-complex="bold"/>
    </style:style>
    <style:style style:name="P3" style:family="paragraph" style:parent-style-name="normal">
      <style:text-properties fo:font-weight="bold" officeooo:rsid="0204af18" style:font-weight-asian="bold" style:font-weight-complex="bold"/>
    </style:style>
    <style:style style:name="P4" style:family="paragraph" style:parent-style-name="normal">
      <style:text-properties officeooo:rsid="0634528d" officeooo:paragraph-rsid="0634528d"/>
    </style:style>
    <style:style style:name="P5" style:family="paragraph" style:parent-style-name="normal">
      <style:text-properties officeooo:paragraph-rsid="0638fa27"/>
    </style:style>
    <style:style style:name="P6" style:family="paragraph" style:parent-style-name="Footer">
      <style:paragraph-properties fo:text-align="end" style:justify-single-word="false"/>
      <style:text-properties fo:language="es" fo:country="AR" officeooo:rsid="02b12d2d" officeooo:paragraph-rsid="0627a34f"/>
    </style:style>
    <style:style style:name="P7"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8"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officeooo:paragraph-rsid="0638fa27" fo:hyphenate="true" fo:hyphenation-remain-char-count="2" fo:hyphenation-push-char-count="2"/>
    </style:style>
    <style:style style:name="P9"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officeooo:paragraph-rsid="063b109b" fo:hyphenate="true" fo:hyphenation-remain-char-count="2" fo:hyphenation-push-char-count="2"/>
    </style:style>
    <style:style style:name="P10"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officeooo:paragraph-rsid="063b2e36" fo:hyphenate="true" fo:hyphenation-remain-char-count="2" fo:hyphenation-push-char-count="2"/>
    </style:style>
    <style:style style:name="P11"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tab-stop style:position="0.145cm"/>
        </style:tab-stops>
        <style:background-image/>
      </style:paragraph-properties>
      <style:text-properties fo:hyphenate="true" fo:hyphenation-remain-char-count="2" fo:hyphenation-push-char-count="2"/>
    </style:style>
    <style:style style:name="P12"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font-weight="normal" style:font-weight-asian="normal" style:font-weight-complex="normal" fo:hyphenate="true" fo:hyphenation-remain-char-count="2" fo:hyphenation-push-char-count="2"/>
    </style:style>
    <style:style style:name="P13" style:family="paragraph" style:parent-style-name="normal">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fo:background-color="transparent" style:shadow="none" style:writing-mode="lr-tb">
        <style:tab-stops/>
        <style:background-image/>
      </style:paragraph-properties>
      <style:text-properties fo:hyphenate="true" fo:hyphenation-remain-char-count="2" fo:hyphenation-push-char-count="2"/>
    </style:style>
    <style:style style:name="P14" style:family="paragraph" style:parent-style-name="normal">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fo:background-color="transparent" style:shadow="none" style:writing-mode="lr-tb">
        <style:tab-stops/>
        <style:background-image/>
      </style:paragraph-properties>
      <style:text-properties officeooo:paragraph-rsid="0638fa27" fo:hyphenate="true" fo:hyphenation-remain-char-count="2" fo:hyphenation-push-char-count="2"/>
    </style:style>
    <style:style style:name="P15" style:family="paragraph" style:parent-style-name="normal">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fo:background-color="transparent" style:shadow="none" style:writing-mode="lr-tb">
        <style:tab-stops/>
        <style:background-image/>
      </style:paragraph-properties>
      <style:text-properties officeooo:paragraph-rsid="063b2e36" fo:hyphenate="true" fo:hyphenation-remain-char-count="2" fo:hyphenation-push-char-count="2"/>
    </style:style>
    <style:style style:name="P16"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6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7" style:family="paragraph" style:parent-style-name="Heading_20_2" style:list-style-name="L1">
      <style:paragraph-properties fo:orphans="2" fo:widows="2" fo:hyphenation-ladder-count="no-limit"/>
      <style:text-properties style:font-name="Arial" fo:font-size="14pt" officeooo:rsid="01e4c0aa" officeooo:paragraph-rsid="0631cd26" style:font-size-asian="14pt" style:font-size-complex="14pt" fo:hyphenate="false" fo:hyphenation-remain-char-count="2" fo:hyphenation-push-char-count="2"/>
    </style:style>
    <style:style style:name="P18" style:family="paragraph" style:parent-style-name="Heading_20_2" style:list-style-name="L1" style:master-page-name="Standard">
      <style:paragraph-properties style:page-number="auto"/>
      <style:text-properties fo:font-size="14pt" style:font-size-asian="14pt" style:font-size-complex="14pt"/>
    </style:style>
    <style:style style:name="P19" style:family="paragraph">
      <style:paragraph-properties fo:text-align="center"/>
    </style:style>
    <style:style style:name="T1" style:family="text">
      <style:text-properties fo:font-style="italic"/>
    </style:style>
    <style:style style:name="T2" style:family="text">
      <style:text-properties fo:font-style="italic" fo:font-weight="normal" fo:background-color="transparent" loext:char-shading-value="0" style:font-style-asian="italic" style:font-weight-asian="normal" style:font-style-complex="italic" style:font-weight-complex="normal"/>
    </style:style>
    <style:style style:name="T3" style:family="text">
      <style:text-properties fo:font-style="italic" fo:font-weight="normal" officeooo:rsid="039593e3" fo:background-color="transparent" loext:char-shading-value="0" style:font-style-asian="italic" style:font-weight-asian="normal" style:font-style-complex="italic" style:font-weight-complex="normal"/>
    </style:style>
    <style:style style:name="T4" style:family="text">
      <style:text-properties fo:font-style="italic" fo:font-weight="normal" officeooo:rsid="01e224b9" fo:background-color="transparent" loext:char-shading-value="0"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204af18" style:font-style-asian="italic" style:font-style-complex="italic"/>
    </style:style>
    <style:style style:name="T8" style:family="text">
      <style:text-properties fo:font-style="italic" officeooo:rsid="01f0ff14" style:font-style-asian="italic" style:font-style-complex="italic"/>
    </style:style>
    <style:style style:name="T9" style:family="text">
      <style:text-properties fo:font-style="italic" officeooo:rsid="01ff19cd" style:font-style-asian="italic" style:font-style-complex="italic"/>
    </style:style>
    <style:style style:name="T10" style:family="text">
      <style:text-properties fo:font-style="italic" officeooo:rsid="01f7e8bb" style:font-style-asian="italic" style:font-style-complex="italic"/>
    </style:style>
    <style:style style:name="T11" style:family="text">
      <style:text-properties fo:font-style="italic" officeooo:rsid="0634528d" style:font-style-asian="italic" style:font-style-complex="italic"/>
    </style:style>
    <style:style style:name="T12" style:family="text">
      <style:text-properties fo:font-style="italic" officeooo:rsid="063b2e36" style:font-style-asian="italic" style:font-style-complex="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204af18" style:font-weight-asian="bold" style:font-weight-complex="bold"/>
    </style:style>
    <style:style style:name="T16" style:family="text">
      <style:text-properties fo:font-weight="bold" officeooo:rsid="01ff19cd" style:font-weight-asian="bold" style:font-weight-complex="bold"/>
    </style:style>
    <style:style style:name="T17" style:family="text">
      <style:text-properties fo:font-weight="bold" officeooo:rsid="01ff60de" style:font-weight-asian="bold" style:font-weight-complex="bold"/>
    </style:style>
    <style:style style:name="T18" style:family="text">
      <style:text-properties style:font-name="Arial" fo:font-size="11pt" fo:font-weight="bold" officeooo:rsid="0204af18" fo:background-color="transparent" loext:char-shading-value="0" style:font-size-asian="11pt" style:font-weight-asian="bold" style:font-name-complex="Arial" style:font-size-complex="11pt" style:font-weight-complex="bold"/>
    </style:style>
    <style:style style:name="T19" style:family="text">
      <style:text-properties style:font-name="Arial" fo:font-size="11pt" fo:font-weight="bold" officeooo:rsid="01f6a489" fo:background-color="transparent" loext:char-shading-value="0" style:font-size-asian="11pt" style:font-weight-asian="bold" style:font-name-complex="Arial" style:font-size-complex="11pt" style:font-weight-complex="bold"/>
    </style:style>
    <style:style style:name="T20" style:family="text">
      <style:text-properties style:font-name="Arial" fo:font-size="11pt" officeooo:rsid="0203d70e" fo:background-color="transparent" loext:char-shading-value="0" style:font-size-asian="11pt" style:font-name-complex="Arial" style:font-size-complex="11pt"/>
    </style:style>
    <style:style style:name="T21" style:family="text">
      <style:text-properties style:font-name="Arial" fo:font-size="11pt" fo:font-style="italic" officeooo:rsid="0203d70e" fo:background-color="transparent" loext:char-shading-value="0" style:font-size-asian="11pt" style:font-style-asian="italic" style:font-name-complex="Arial" style:font-size-complex="11pt" style:font-style-complex="italic"/>
    </style:style>
    <style:style style:name="T22" style:family="text">
      <style:text-properties style:font-name="Arial" officeooo:rsid="0204e4b8"/>
    </style:style>
    <style:style style:name="T23" style:family="text">
      <style:text-properties style:font-name="Arial" officeooo:rsid="0203d70e"/>
    </style:style>
    <style:style style:name="T24" style:family="text">
      <style:text-properties style:font-name="Arial" officeooo:rsid="00ed66e7"/>
    </style:style>
    <style:style style:name="T25" style:family="text">
      <style:text-properties officeooo:rsid="030f39e4" fo:background-color="transparent" loext:char-shading-value="0"/>
    </style:style>
    <style:style style:name="T26" style:family="text">
      <style:text-properties officeooo:rsid="02008117" fo:background-color="transparent" loext:char-shading-value="0"/>
    </style:style>
    <style:style style:name="T27" style:family="text">
      <style:text-properties fo:font-size="12pt" fo:font-weight="bold" officeooo:rsid="01ff19cd" style:font-size-asian="12pt" style:font-weight-asian="bold" style:font-size-complex="12pt" style:font-weight-complex="bold"/>
    </style:style>
    <style:style style:name="T28" style:family="text">
      <style:text-properties fo:font-size="12pt" fo:font-weight="bold" officeooo:rsid="00fde2e8" style:font-size-asian="12pt" style:font-weight-asian="bold" style:font-size-complex="12pt" style:font-weight-complex="bold"/>
    </style:style>
    <style:style style:name="T29" style:family="text">
      <style:text-properties officeooo:rsid="01f0ff14"/>
    </style:style>
    <style:style style:name="T30" style:family="text">
      <style:text-properties officeooo:rsid="01f2f1e6"/>
    </style:style>
    <style:style style:name="T31" style:family="text">
      <style:text-properties officeooo:rsid="02001d94"/>
    </style:style>
    <style:style style:name="T32" style:family="text">
      <style:text-properties officeooo:rsid="01ff19cd"/>
    </style:style>
    <style:style style:name="T33" style:family="text">
      <style:text-properties officeooo:rsid="01039e75"/>
    </style:style>
    <style:style style:name="T34" style:family="text">
      <style:text-properties officeooo:rsid="00fa580d"/>
    </style:style>
    <style:style style:name="T35" style:family="text">
      <style:text-properties officeooo:rsid="00fc10ed"/>
    </style:style>
    <style:style style:name="T36" style:family="text">
      <style:text-properties officeooo:rsid="01f87ad5"/>
    </style:style>
    <style:style style:name="T37" style:family="text">
      <style:text-properties officeooo:rsid="030f39e4"/>
    </style:style>
    <style:style style:name="T38" style:family="text">
      <style:text-properties officeooo:rsid="00fc5e05"/>
    </style:style>
    <style:style style:name="T39" style:family="text">
      <style:text-properties officeooo:rsid="0203d70e"/>
    </style:style>
    <style:style style:name="T40" style:family="text">
      <style:text-properties officeooo:rsid="00fde2e8"/>
    </style:style>
    <style:style style:name="T41" style:family="text">
      <style:text-properties officeooo:rsid="010174e5"/>
    </style:style>
    <style:style style:name="T42" style:family="text">
      <style:text-properties officeooo:rsid="01ff60de"/>
    </style:style>
    <style:style style:name="T43" style:family="text">
      <style:text-properties officeooo:rsid="0204af18"/>
    </style:style>
    <style:style style:name="T44" style:family="text">
      <style:text-properties officeooo:rsid="01f6a489"/>
    </style:style>
    <style:style style:name="T45" style:family="text">
      <style:text-properties officeooo:rsid="01f7e8bb"/>
    </style:style>
    <style:style style:name="T46" style:family="text">
      <style:text-properties officeooo:rsid="0631cd26"/>
    </style:style>
    <style:style style:name="T47" style:family="text">
      <style:text-properties officeooo:rsid="0633bbcc"/>
    </style:style>
    <style:style style:name="T48" style:family="text">
      <style:text-properties officeooo:rsid="0634528d"/>
    </style:style>
    <style:style style:name="T49" style:family="text">
      <style:text-properties fo:font-style="normal" officeooo:rsid="0634528d" style:font-style-asian="normal" style:font-style-complex="normal"/>
    </style:style>
    <style:style style:name="T50" style:family="text">
      <style:text-properties fo:font-style="normal" officeooo:rsid="0638fa27" style:font-style-asian="normal" style:font-style-complex="normal"/>
    </style:style>
    <style:style style:name="T51" style:family="text">
      <style:text-properties fo:font-style="normal" officeooo:rsid="063a6554" style:font-style-asian="normal" style:font-style-complex="normal"/>
    </style:style>
    <style:style style:name="T52" style:family="text">
      <style:text-properties fo:font-style="normal" officeooo:rsid="063b109b" style:font-style-asian="normal" style:font-style-complex="normal"/>
    </style:style>
    <style:style style:name="T53" style:family="text">
      <style:text-properties fo:font-style="normal" officeooo:rsid="063b2e36" style:font-style-asian="normal" style:font-style-complex="normal"/>
    </style:style>
    <style:style style:name="T54" style:family="text">
      <style:text-properties officeooo:rsid="0636fb46"/>
    </style:style>
    <style:style style:name="T55" style:family="text">
      <style:text-properties officeooo:rsid="0638fa27"/>
    </style:style>
    <style:style style:name="T56" style:family="text">
      <style:text-properties fo:font-weight="normal" officeooo:rsid="0638fa27" style:font-weight-asian="normal" style:font-weight-complex="normal"/>
    </style:style>
    <style:style style:name="T57" style:family="text">
      <style:text-properties fo:font-weight="normal" officeooo:rsid="063a6554" style:font-weight-asian="normal" style:font-weight-complex="normal"/>
    </style:style>
    <style:style style:name="T58" style:family="text">
      <style:text-properties fo:font-weight="normal" officeooo:rsid="063b109b" style:font-weight-asian="normal" style:font-weight-complex="normal"/>
    </style:style>
    <style:style style:name="T59" style:family="text">
      <style:text-properties officeooo:rsid="063a6554"/>
    </style:style>
    <style:style style:name="T60" style:family="text">
      <style:text-properties officeooo:rsid="063ad3bc"/>
    </style:style>
    <style:style style:name="T61" style:family="text">
      <style:text-properties officeooo:rsid="063b109b"/>
    </style:style>
    <style:style style:name="T62" style:family="text">
      <style:text-properties officeooo:rsid="063b2e36"/>
    </style:style>
    <style:style style:name="T63" style:family="text">
      <style:text-properties officeooo:rsid="063beaad"/>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draw:stroke-dash="Ultrafine_20_Dashed" svg:stroke-width="0.071cm" svg:stroke-color="#ffff99"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Line_20_with_20_Fine_20_Dots" svg:stroke-width="0.071cm" svg:stroke-color="#ff420e" draw:marker-start="" draw:marker-start-width="0.432cm" draw:marker-end="" draw:marker-end-width="0.432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1cm" svg:stroke-color="#009900"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Line_20_with_20_Fine_20_Dots" svg:stroke-width="0.03cm" svg:stroke-color="#ff420e" draw:marker-start="" draw:marker-start-width="0.316cm" draw:marker-end="" draw:marker-end-width="0.316cm" draw:textarea-horizontal-align="center" draw:textarea-vertical-align="middle" fo:padding-top="0.016cm" fo:padding-bottom="0.016cm" fo:padding-left="0.016cm" fo:padding-right="0.01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cm" svg:stroke-color="#009900" draw:marker-start="" draw:marker-start-width="0.296cm" draw:marker-end-width="0.296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svg:stroke-width="0.03cm" svg:stroke-color="#ffff99" draw:marker-start="" draw:marker-start-width="0.3cm" draw:marker-end-width="0.3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561801891435966366" text:style-name="L1">
        <text:list-item>
          <text:h text:style-name="P18" text:outline-level="2">ERS.</text:h>
        </text:list-item>
      </text:list>
      <text:p text:style-name="normal">Véase archivo “TFA-ERS.pdf” disponible en <text:span text:style-name="T54">la carpeta</text:span> “/<text:span text:style-name="T54">ANEXOS”</text:span> <text:span text:style-name="T54">d</text:span>el CD que acompaña el trabajo.</text:p>
      <text:list xml:id="list135358865116612" text:continue-numbering="true" text:style-name="L1">
        <text:list-item>
          <text:h text:style-name="P17" text:outline-level="2">C<text:span text:style-name="T30">ó</text:span>mo hacer <text:span text:style-name="T31">el </text:span>despliegue.</text:h>
        </text:list-item>
      </text:list>
      <text:p text:style-name="normal">A continuación se comenta sobre la arquitectura PaaS y el servicio Heroku, puede saltarse esta sección y dirigirse directamente a las instrucciones para el despliegue en el punto 2.2. si ya esta familiarizado con el termino PaaS y el servicio Heroku.</text:p>
      <text:list xml:id="list7302892658439859299" text:style-name="WW8Num1">
        <text:list-item>
          <text:h text:style-name="Heading_20_2" text:outline-level="2">2.1 Introducción.</text:h>
        </text:list-item>
      </text:list>
      <text:p text:style-name="Normal_20_negrita_20_2"><text:span text:style-name="T32">2.1.1 </text:span>Sobre las Plataformas como Servicio <text:span text:style-name="T33">o PaaS</text:span>.</text:p>
      <text:p text:style-name="normal"><text:span text:style-name="T34">PaaS (</text:span>en inglés <text:span text:style-name="T1">platform as a service</text:span><text:span text:style-name="T35">) 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Se encargan de dar soporte a un lenguaje o tecnología especí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normal">En PaaS, el consumidor del servicio controla el despliegue y la configuración. El proveedor de la plataforma se encarga de proveer los servidores, la red y las necesidades computacionales que pueda tener la aplicación del consumidor. </text:p>
      <text:p text:style-name="normal">El modelo PaaS permite tener arquitecturas multiusuario, para qu<text:span text:style-name="T36">é</text:span> m<text:span text:style-name="T36">ú</text:span>ltiples usuarios pueden usar la aplicación web de manera segura, estable, concurrente y aprueba de fallos. Servicios más sofisticados pueden tambi<text:span text:style-name="T36">é</text:span>n integrar entornos de desarrollo de aplicaciones, con editores colaborativos, control de versiones y despliegue <text:span text:style-name="T37">[</text:span><text:span text:style-name="T25">35</text:span>].</text:p>
      <text:p text:style-name="normal"><text:span text:style-name="T38">Heroku, Google App Engine, </text:span><text:bookmark text:name="firstHeading"/>Engine Yard, <text:bookmark text:name="firstHeading1"/>AWS Elastic Beanstalk, <text:bookmark text:name="firstHeading3"/>Cloud Foundry, OpenShift, Microsoft Azure, <text:bookmark text:name="firstHeading4"/>Bluemix <text:span text:style-name="T38">son algunos ejemplos de plataformas PaaS.</text:span> </text:p>
      <text:p text:style-name="Normal_20_negrita_20_2"><text:span text:style-name="T27">2.1.2 </text:span><text:span text:style-name="T28">Introducción a Heroku.</text:span></text:p>
      <text:p text:style-name="normal">Heroku es un proveedor reconocido en el negocio de software en la nube, ha <text:span text:style-name="T39">probado</text:span> ser una solución tanto para pequeños como para grandes negocios por igual. Con la mejora continua y la filosof<text:span text:style-name="T36">í</text:span>a de "conveniencia" sobre "configuración", se ha convertido en una plataforma reconocida, ha sido usada por más de 40.000 sitios web hasta la fecha. La <text:soft-page-break/>filosof<text:span text:style-name="T36">í</text:span>a de Heroku es dejar que los desarrolladores se enfoquen <text:span text:style-name="T36">ú</text:span>nicamente en escribir sus aplicaciones web y se olviden acerca de los servidores. Heroku se hará cargo, autom<text:span text:style-name="T36">á</text:span>ticamente y bajo demanda, de construir, desplegar, ejecutar y escalar la aplicación por ellos. </text:p>
      <text:p text:style-name="normal"><text:span text:style-name="T40">Heroku es una plataforma políglota que provee soporte para </text:span>Ruby, Ruby on Rails, Java, Node.js, Clojure, Scala, Python, <text:span text:style-name="T40">y</text:span> PHP. <text:span text:style-name="T40">La arquitectura de complementos (add-on) permite a los desarrolladores customizar el servicio con el uso de más de 100 paquetes de servicios de terceros que puede agregar según sus necesidades. Tiene la flexibilidad para permitir elegir entre una cuenta básica gratuita y planes pagos que se ajustan a los requerimientos de cada sitio. Agregando complementos para potenciar las aplicaciones.</text:span></text:p>
      <text:p text:style-name="normal">Heroku tambi<text:span text:style-name="T36">é</text:span>n provee flexibilidad para administrar la aplicación una vez que este desplegada <text:span text:style-name="T41">en su plataforma</text:span>. El desarrollador puede adm<text:span text:style-name="T36">i</text:span>nistrarla utilizando una herramienta de l<text:span text:style-name="T36">í</text:span>nea de comandos desde su m<text:span text:style-name="T36">á</text:span>quina o desde un panel <text:span text:style-name="T41">de control</text:span> <text:span text:style-name="T41">que corre </text:span>en <text:span text:style-name="T41">su</text:span> infraestructura.</text:p>
      <text:p text:style-name="normal">Heroku es altamente escalable, este escalamiento es transparente para el usuario, puede soportar picos de tr<text:span text:style-name="T36">á</text:span>fico y servir hasta 1000 peticiones sostenidas por segundo. </text:p>
      <text:p text:style-name="normal"><text:span text:style-name="T33">Heroku tiene integrado Git, lo que permite un flujo de trabajo concentrado haciendo fácil compartir código, colaborar con otro desarrollador y hacer despliegues frecuentes, reduciendo el tiempo que tarda la aplicación en llegar a los usuarios </text:span>[<text:span text:style-name="T26">35</text:span>].</text:p>
      <text:p text:style-name="normal"><text:span text:style-name="T22">P</text:span><text:span text:style-name="T23">uede encontrar y </text:span><text:span text:style-name="T24">seguir </text:span><text:span text:style-name="T23">una</text:span><text:span text:style-name="T24"> guía </text:span><text:span text:style-name="T22">oficial, </text:span><text:span text:style-name="T24">paso a paso, para utilizar el servicio </text:span><text:span text:style-name="T23">con varios lenguajes </text:span><text:span text:style-name="T22">de programación en</text:span><text:span text:style-name="T23">: </text:span><text:a xlink:type="simple" xlink:href="https://devcenter.heroku.com/start"><text:span text:style-name="T24">https://devcenter.heroku.com/start</text:span></text:a><text:span text:style-name="T24"> <text:s/></text:span></text:p>
      <text:list xml:id="list135360460782555" text:continue-numbering="true" text:style-name="WW8Num1">
        <text:list-item>
          <text:h text:style-name="Heading_20_2" text:outline-level="2"><text:span text:style-name="T42">2.2 </text:span>Despliegue de la aplicación en Heroku.</text:h>
        </text:list-item>
      </text:list>
      <text:p text:style-name="normal">A continuación se describen los pasos para realizar el despliegue de la aplicación en Heroku.</text:p>
      <text:p text:style-name="P4">Deberá ingresar los comandos mencionados a continuación en una consola o terminal del sistema operativo. La línea de comando se representa con un signo $ o con &gt;, luego de <text:s/>t<text:span text:style-name="T63">i</text:span>pear cada comando deberá presionar la tecla “Enter”.</text:p>
      <text:p text:style-name="P2">1. <text:span text:style-name="T43">Crear una cuenta en Heroku.</text:span></text:p>
      <text:p text:style-name="P7">Cre<text:span text:style-name="T55">ar</text:span> una cuenta en Heroku. <text:span text:style-name="T43">Desde: </text:span><text:a xlink:type="simple" xlink:href="https://id.heroku.com/login"><text:span text:style-name="T43">https://id.heroku.com/login</text:span></text:a></text:p>
      <text:p text:style-name="P2">2. Instal<text:span text:style-name="T59">ar</text:span> Heroku Toolbelt.</text:p>
      <text:p text:style-name="P7">Descarg<text:span text:style-name="T55">ar</text:span> la versión más reciente <text:span text:style-name="T55">de la aplicación “Heroku Toolbelt”</text:span> para <text:span text:style-name="T55">el</text:span> sistema operativo <text:span text:style-name="T55">que se utilice </text:span>desde <text:s/><text:a xlink:type="simple" xlink:href="https://toolbelt.heroku.com/"><text:span text:style-name="T44">https://toolbelt.heroku.com/</text:span></text:a><text:span text:style-name="T44"> y luego instalarla.</text:span></text:p>
      <text:p text:style-name="normal">En Linux Mint, ingres<text:span text:style-name="T55">ar</text:span> el comando:</text:p>
      <text:p text:style-name="P7"><text:span text:style-name="T21"><text:tab/>$</text:span><text:span text:style-name="T20"> </text:span><text:span text:style-name="Source_20_Text">wget -qO- </text:span><text:a xlink:type="simple" xlink:href="https://toolbelt.heroku.com/install-ubuntu.sh"><text:span text:style-name="Source_20_Text">https://toolbelt.heroku.com/install-ubuntu.sh</text:span></text:a><text:span text:style-name="Source_20_Text"> | sh</text:span></text:p>
      <text:p text:style-name="P5"><text:soft-page-break/><text:span text:style-name="T18">2.1 </text:span><text:span text:style-name="T19">Conectar a Heroku:</text:span></text:p>
      <text:p text:style-name="P8"><text:span text:style-name="T50">Una vez instalada </text:span><text:span text:style-name="T51">la aplicación</text:span><text:span text:style-name="T50"> “Heroku Toolbelt”, iniciar una terminal y ejecutar el comando:</text:span></text:p>
      <text:p text:style-name="P14"><text:span text:style-name="T7"><text:tab/>$</text:span><text:span text:style-name="T43"> </text:span>heroku login</text:p>
      <text:p text:style-name="normal"><text:span text:style-name="T15">2.2</text:span><text:span text:style-name="T14"> Agregar las claves SSH automáticamente:</text:span></text:p>
      <text:p text:style-name="P7">Este paso se hace por <text:span text:style-name="T46">única</text:span> vez, por maquina desde donde se trabaje.</text:p>
      <text:p text:style-name="normal"><text:span text:style-name="T43"><text:tab/></text:span><text:span text:style-name="T7">$</text:span><text:span text:style-name="T43"> </text:span>heroku keys:add</text:p>
      <text:p text:style-name="P2">3. Clon<text:span text:style-name="T59">ar</text:span> el repositorio.</text:p>
      <text:p text:style-name="P12"><text:span text:style-name="T55">Posicionarse</text:span> en el direc<text:span text:style-name="T55">torio donde</text:span> desea descargar el código de la aplicación. <text:span text:style-name="T55">Y luego ejecutar este comando:</text:span></text:p>
      <text:p text:style-name="P5"><text:span text:style-name="T29"><text:tab/></text:span><text:span text:style-name="T8">$</text:span><text:span text:style-name="T29"> </text:span>git clone https://github.com/matiasmasca/vox.git</text:p>
      <text:p text:style-name="P2"><text:span text:style-name="T43">3</text:span>.<text:span text:style-name="T43">2</text:span> Crear una rama.</text:p>
      <text:p text:style-name="P9"><text:span text:style-name="T61">Este paso es necesario p</text:span>ara <text:span text:style-name="T59">poder </text:span>hacer cambios o agregar contenido y hacer los commit. <text:span text:style-name="T57">Ejecutar los siguientes comandos, </text:span><text:span text:style-name="T58">e</text:span><text:span text:style-name="T57">l primero se posiciona </text:span><text:span text:style-name="T56">en la carpeta “vox” y </text:span><text:span text:style-name="T57">el segundo </text:span><text:span text:style-name="T56">cre</text:span><text:span text:style-name="T57">a</text:span><text:span text:style-name="T56"> una nueva rama</text:span><text:span text:style-name="T57">:</text:span></text:p>
      <text:p text:style-name="normal"><text:tab/><text:span text:style-name="T6">$</text:span> cd vox</text:p>
      <text:p text:style-name="normal"><text:tab/><text:span text:style-name="T9">$</text:span><text:span text:style-name="T32"> git checkout -b NuevaRama</text:span></text:p>
      <text:p text:style-name="P2">5. Cre<text:span text:style-name="T59">ar</text:span> una aplicación.</text:p>
      <text:p text:style-name="P7"><text:span text:style-name="T32">Crear una aplicación en Heroku utilizando un </text:span>custom buildpack. </text:p>
      <text:p text:style-name="normal"><text:span text:style-name="T45"><text:tab/></text:span><text:span text:style-name="T10">$</text:span><text:span text:style-name="T45"> </text:span>heroku login </text:p>
      <text:p text:style-name="normal"><text:span text:style-name="T45"><text:tab/></text:span><text:span text:style-name="T10">$</text:span><text:span text:style-name="T45"> </text:span>heroku create --buildpack http://github.com/ruby/heroku-buildpack-ruby-jekyll.git </text:p>
      <text:p text:style-name="P2">6. Precompilar los assets.</text:p>
      <text:p text:style-name="P7">Precompilar los assets (sólo cuando se incluyen imágenes locales, css y javascripts)</text:p>
      <text:p text:style-name="normal"><text:s/><text:tab/><text:span text:style-name="T7">$</text:span><text:span text:style-name="T43"> </text:span>rake assets:precompile</text:p>
      <text:p text:style-name="P3">7. Enviar la aplicación.</text:p>
      <text:p text:style-name="P7">Para crear <text:span text:style-name="T60">la aplicación</text:span> desde una rama <text:span text:style-name="T60">especifica ejecutar:</text:span></text:p>
      <text:p text:style-name="normal"><text:span text:style-name="T45"><text:tab/></text:span><text:span text:style-name="T10">$</text:span><text:span text:style-name="T45"> </text:span>git push heroku <text:span text:style-name="T32">NuevaRama</text:span>:master </text:p>
      <text:p text:style-name="normal"><text:span text:style-name="T45"><text:tab/></text:span><text:span text:style-name="T10">$</text:span><text:span text:style-name="T45"> </text:span>heroku open </text:p>
      <text:p text:style-name="P11"><text:span text:style-name="T60">P</text:span>ara crear <text:span text:style-name="T60">la aplicación </text:span>desde la rama principal <text:span text:style-name="T60">ejecutar</text:span>:</text:p>
      <text:p text:style-name="normal"><text:span text:style-name="T45"><text:tab/></text:span><text:span text:style-name="T10">$</text:span><text:span text:style-name="T45"> </text:span>git push heroku master </text:p>
      <text:p text:style-name="normal"><text:span text:style-name="T45"><text:tab/></text:span><text:span text:style-name="T10">$</text:span><text:span text:style-name="T45"> </text:span>heroku open </text:p>
      <text:p text:style-name="P2">8. Inicializar <text:span text:style-name="T59">la</text:span> base de datos.</text:p>
      <text:p text:style-name="normal"><text:s/><text:tab/><text:span text:style-name="T6">$</text:span> heroku run rake db:<text:span text:style-name="T60">setup</text:span></text:p>
      <text:list xml:id="list135359643178552" text:continue-numbering="true" text:style-name="WW8Num1">
        <text:list-item>
          <text:h text:style-name="Heading_20_2" text:outline-level="2"><text:soft-page-break/><text:span text:style-name="T42">2.3 Integración continua: c</text:span>onfigur<text:span text:style-name="T32">ación de</text:span> Travis<text:span text:style-name="T32"> CI</text:span> para <text:span text:style-name="T32">la</text:span> aplicación <text:span text:style-name="T32">Rails almacenada </text:span>en GitHub <text:span text:style-name="T32">y desplegada en Heroku.</text:span></text:h>
        </text:list-item>
      </text:list>
      <text:p text:style-name="P16">A continuación se describen los pasos para vincular el repositorio de GitHub con una cuenta en Travis-CI que realiza el <text:span text:style-name="T47">despliegue</text:span> de la aplicación automáticamente en Heroku. <text:span text:style-name="T61">Se necesita previamente tener una cuenta de GitHub con al menos un repositorio y una cuenta de Heroku.</text:span></text:p>
      <text:p text:style-name="P2">1. Crear cuenta.</text:p>
      <text:p text:style-name="P7"><text:span text:style-name="T31">Dirigirse a </text:span>https://travis­ci.org/ y <text:span text:style-name="T61">hacer clic</text:span> en ‘Sign in with github’ y seleccionar "allow access" <text:span text:style-name="T61">de</text:span> la página de GitHub <text:span text:style-name="T31">que se mostrará</text:span>. </text:p>
      <text:p text:style-name="P2">2. Vincular repositorio.</text:p>
      <text:p text:style-name="P7"><text:span text:style-name="T61">Dirigirse a</text:span> la página https://travis­ci.org/profile, donde se mostrará cada uno de <text:span text:style-name="T61">los</text:span> repositorios en Git<text:span text:style-name="T61">H</text:span>ub, junto con un botón O<text:span text:style-name="T48">N</text:span>/O<text:span text:style-name="T48">FF</text:span> a su lado. </text:p>
      <text:p text:style-name="P13">Cambiar el botón de estado OFF a ON si es necesario <text:span text:style-name="T31">para el</text:span> repositorio <text:span text:style-name="T31">que se desea </text:span><text:s/>integrar <text:span text:style-name="T31">con Travis-CI</text:span>. </text:p>
      <text:p text:style-name="P2">3. Configurar la cuenta de Travis-CI.</text:p>
      <text:p text:style-name="P7">Luego hacer clic en configuración, lo cual redireccionará a una página de GitHub ( </text:p>
      <text:p text:style-name="normal">https://github.com/&lt;nombre_usuario&gt;/&lt;nombre_del_proyecto&gt;/settings/hooks ). </text:p>
      <text:p text:style-name="normal"><text:span text:style-name="T16">4. </text:span><text:span text:style-name="T17">Vincular con Travis.</text:span></text:p>
      <text:p text:style-name="P7">Buscar en la lista de “<text:span text:style-name="T6">Available Service Hooks”</text:span> la entrada ‘<text:span text:style-name="T6">travis</text:span>’ y hacer clic. Esto <text:s/>mostrará un formulario. </text:p>
      <text:p text:style-name="P7"><text:span text:style-name="T17">4.1</text:span><text:span text:style-name="T42"> </text:span>Llenar los campos: </text:p>
      <text:p text:style-name="P13"><text:span text:style-name="T14"><text:tab/>user</text:span>: nombre de usuario de GitHub </text:p>
      <text:p text:style-name="P13"><text:span text:style-name="T14"><text:tab/>token</text:span>: <text:span text:style-name="T42">(</text:span>lo <text:span text:style-name="T61">obtiene en</text:span> https://travis­ci.org/profile/&lt;nombre del repositorio&gt;/profile<text:span text:style-name="T42">)</text:span> </text:p>
      <text:p text:style-name="P13"><text:span text:style-name="T17">4.1</text:span><text:span text:style-name="T42"> Verifique </text:span>que la casilla “<text:span text:style-name="T5">active”</text:span> este chequeada. </text:p>
      <text:p text:style-name="P13"><text:span text:style-name="T16">4.2</text:span><text:span text:style-name="T32"> Hacer c</text:span>lic en “<text:span text:style-name="T6">Update settings</text:span>”.</text:p>
      <text:p text:style-name="P13"><text:span text:style-name="T16">4.3</text:span><text:span text:style-name="T32"> Hacer c</text:span>lic <text:span text:style-name="T42">en</text:span> “<text:span text:style-name="T6">Test Hook</text:span>”.</text:p>
      <text:p text:style-name="P13"/>
      <text:p text:style-name="P2">5. Configurar los pasos de la integración.</text:p>
      <text:p text:style-name="P10">Para aplicaciones Rails, Travis-C<text:span text:style-name="T42">I utiliza</text:span> <text:span text:style-name="T61">l</text:span>os distintos <text:span text:style-name="T6">steps </text:span><text:span text:style-name="T49">estándar </text:span><text:span text:style-name="T52">para hacer el despliegue </text:span><text:span text:style-name="T53">en un entorno de prueba y ejecutar las pruebas</text:span><text:span text:style-name="T11">.</text:span></text:p>
      <text:p text:style-name="P15"><text:span text:style-name="T62">Para indicar donde se realizará el despliegue y para tener un control sobre los pasos que se realizan, se debe</text:span> configurar un archivo <text:span text:style-name="T42">especial llamado</text:span> “.travis.yml”. <text:span text:style-name="T62">Luego se debe agregar este archivo en raíz del repositorio, dado que contiene la configuración del servicio y es allí donde se configuran las diferentes opciones que se desea se ejecuten ante cada cambio en el repositorio vinculado. </text:span></text:p>
      <text:p text:style-name="P15"><text:soft-page-break/><text:span text:style-name="T62">Por ejemplo, para este proyecto dicho archivo se encuentra disponible en </text:span><text:span text:style-name="T12">“CODIGO/vox/</text:span><text:a xlink:type="simple" xlink:href="https://github.com/matiasmasca/vox/blob/master/.travis.yml"><text:span text:style-name="T12">.travis.yml</text:span></text:a><text:span text:style-name="T62">” en el CD que acompaña este informe. También esta disponible en línea en </text:span><text:a xlink:type="simple" xlink:href="https://github.com/matiasmasca/vox/blob/master/.travis.yml"><text:span text:style-name="T62">https://github.com/matiasmasca/vox/blob/master/.travis.yml</text:span></text:a><text:span text:style-name="T62">.</text:span></text:p>
      <text:p text:style-name="P13">Dado los alcances del trabajo, para conocer los detalles técnicos de cómo realizar la integración continua para proyectos escritos en Ruby se puede consultar la guía de Travis-CI para Ruby en <text:a xlink:type="simple" xlink:href="http://docs.travis-ci.com/user/languages/ruby/">http://docs.travis-ci.com/user/languages/ruby/</text:a>.</text:p>
      <text:p text:style-name="P13"/>
      <text:p text:style-name="P2">6. Realizar un commit.</text:p>
      <text:p text:style-name="P7">Una vez agregado el archivo de configuración, debe realizar un <text:span text:style-name="T6">commit</text:span> al repositorio para que se realice la primera integración de Travis-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4" svg:font-family="Arial" style:font-family-generic="swiss"/>
    <style:font-face style:name="Arial3" svg:font-family="Arial" style:font-adornments="Cursiva" style:font-family-generic="swiss"/>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Fin_20_de_20_línea_20_6" draw:display-name="Fin de línea 6" svg:viewBox="0 0 1131 1580" svg:d="M1013 1491l118 89-567-1580-564 1580 114-85 136-68 148-46 161-17 161 13 153 46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master-page-name="">
      <style:paragraph-properties fo:margin-top="0cm" fo:margin-bottom="0.21cm" style:contextual-spacing="false" style:page-number="auto"/>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master-page-name="">
      <style:paragraph-properties fo:line-height="150%" style:page-number="auto"/>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 style:font-family-complex="'Lohit Hindi'" style:font-pitch-complex="variable" style:font-size-complex="14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2" fo:font-family="Arial" style:font-style-name="Normal" style:font-family-generic="swiss" fo:font-size="10pt"/>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class="text" style:master-page-name="">
      <style:paragraph-properties fo:margin-top="0cm" fo:margin-bottom="0cm" style:contextual-spacing="false" fo:line-height="150%" fo:text-align="justify" style:justify-single-word="false" fo:orphans="0" fo:widows="0" fo:hyphenation-ladder-count="no-limit" style:page-number="auto" fo:background-color="transparent" style:shadow="none" style:writing-mode="lr-tb">
        <style:tab-stops/>
        <style:background-image/>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tru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2" fo:font-family="Arial" style:font-style-name="Normal" style:font-family-generic="swiss" fo:font-size="11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4.501cm" style:type="right" style:leader-style="dotted" style:leader-text="."/>
        </style:tab-stops>
      </style:paragraph-properties>
      <style:text-properties style:font-name="Arial2" fo:font-family="Arial" style:font-style-name="Normal" style:font-family-generic="swiss" fo:font-size="11pt"/>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text-properties style:font-name="Arial2" fo:font-family="Arial" style:font-style-name="Normal" style:font-family-generic="swis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WW8Num3" style:class="text" style:master-page-name="">
      <style:paragraph-properties fo:margin-top="0.212cm" fo:margin-bottom="0.212cm" style:contextual-spacing="false" fo:line-height="150%" style:page-number="auto" style:shadow="none"/>
      <style:text-properties fo:color="#000000" style:font-name="Arial2" fo:font-family="Arial" style:font-style-name="Normal" style:font-family-generic="swiss" fo:font-size="11pt" fo:font-weight="normal"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orphans="0" fo:widows="0" fo:text-indent="0cm" style:auto-text-indent="false" style:page-number="auto" fo:background-color="transparent" style:shadow="none">
        <style:tab-stops>
          <style:tab-stop style:position="15cm" style:type="right" style:leader-style="dotted" style:leader-text="."/>
        </style:tab-stops>
        <style:background-image/>
      </style:paragraph-properties>
      <style:text-properties style:font-name="Arial2" fo:font-family="Arial" style:font-style-name="Normal" style:font-family-generic="swiss" fo:font-size="11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Arial2" fo:font-family="Arial" style:font-style-name="Normal" style:font-family-generic="swiss" fo:font-size="11pt"/>
    </style:style>
    <style:style style:name="Figura" style:family="paragraph" style:parent-style-name="Caption">
      <style:text-properties style:font-name="Arial3" fo:font-family="Arial" style:font-style-name="Cursiva" style:font-family-generic="swiss" fo:font-size="11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2" fo:font-family="Arial" style:font-style-name="Normal" style:font-family-generic="swiss" fo:font-size="9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_20_negrita_20_2" style:display-name="Normal negrita 2" style:family="paragraph" style:next-style-name="normal" style:class="text" style:master-page-name="">
      <style:paragraph-properties fo:margin-top="0.199cm" fo:margin-bottom="0cm" style:contextual-spacing="false" fo:line-height="150%" style:page-number="auto"/>
      <style:text-properties style:font-name="Arial1" fo:font-family="Arial" style:font-style-name="Negrita" style:font-family-generic="swiss" fo:font-weight="bold" style:font-size-asian="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4" fo:font-family="Arial" style:font-family-generic="swis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Arial4" fo:font-family="Arial" style:font-family-generic="swiss" fo:font-size="11pt" style:font-size-asian="9.60000038146973pt" style:font-size-complex="11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WW8Num12z0" style:family="text"/>
    <style:style style:name="WW8Num12z1" style:family="text"/>
    <style:style style:name="WW8Num12z2" style:family="text"/>
    <style:style style:name="WW8Num12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5z0" style:family="text">
      <style:text-properties style:font-name="Symbol2" fo:font-family="Symbol" style:font-family-generic="roman" style:font-pitch="variable"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7z1" style:family="text">
      <style:text-properties style:font-name="OpenSymbol" fo:font-family="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prefix="Paso "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 " style:num-suffix="." style:num-format="1" text:start-value="2">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2z1" style:num-prefix=" Paso " style:num-suffix="." style:num-format="1" text:display-levels="2">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text:style-name="WW8Num12z2" style:num-prefix=" " style:num-format="1" text:display-levels="3">
        <style:list-level-properties text:list-level-position-and-space-mode="label-alignment">
          <style:list-level-label-alignment text:label-followed-by="listtab" text:list-tab-stop-position="3.154cm" fo:text-indent="-0.635cm" fo:margin-left="3.154cm"/>
        </style:list-level-properties>
      </text:list-level-style-number>
      <text:list-level-style-bullet text:level="4" text:style-name="WW8Num12z3"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2"/>
      </text:list-level-style-bullet>
      <text:list-level-style-bullet text:level="5" text:style-name="WW8Num12z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2"/>
      </text:list-level-style-bullet>
      <text:list-level-style-bullet text:level="6" text:style-name="WW8Num12z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Symbol2"/>
      </text:list-level-style-bullet>
      <text:list-level-style-bullet text:level="7" text:style-name="WW8Num1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2"/>
      </text:list-level-style-bullet>
      <text:list-level-style-bullet text:level="8" text:style-name="WW8Num12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2"/>
      </text:list-level-style-bullet>
      <text:list-level-style-bullet text:level="9" text:style-name="WW8Num12z3"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Paso 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Paso 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Paso "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2cm" fo:text-indent="-0.635cm" fo:margin-left="1.272cm"/>
        </style:list-level-properties>
        <style:text-properties style:font-name="Symbol2"/>
      </text:list-level-style-bullet>
      <text:list-level-style-bullet text:level="2" text:style-name="WW8Num25z1" style:num-suffix="." text:bullet-char="◦">
        <style:list-level-properties text:list-level-position-and-space-mode="label-alignment">
          <style:list-level-label-alignment text:label-followed-by="listtab" text:list-tab-stop-position="1.907cm" fo:text-indent="-0.635cm" fo:margin-left="1.907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2cm" fo:text-indent="-0.635cm" fo:margin-left="2.542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7cm" fo:text-indent="-0.635cm" fo:margin-left="3.177cm"/>
        </style:list-level-properties>
        <style:text-properties style:font-name="Symbol2"/>
      </text:list-level-style-bullet>
      <text:list-level-style-bullet text:level="5" text:style-name="WW8Num25z1" style:num-suffix="." text:bullet-char="◦">
        <style:list-level-properties text:list-level-position-and-space-mode="label-alignment">
          <style:list-level-label-alignment text:label-followed-by="listtab" text:list-tab-stop-position="3.812cm" fo:text-indent="-0.635cm" fo:margin-left="3.812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7cm" fo:text-indent="-0.635cm" fo:margin-left="4.447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2cm" fo:text-indent="-0.635cm" fo:margin-left="5.082cm"/>
        </style:list-level-properties>
        <style:text-properties style:font-name="Symbol2"/>
      </text:list-level-style-bullet>
      <text:list-level-style-bullet text:level="8" text:style-name="WW8Num25z1" style:num-suffix="." text:bullet-char="◦">
        <style:list-level-properties text:list-level-position-and-space-mode="label-alignment">
          <style:list-level-label-alignment text:label-followed-by="listtab" text:list-tab-stop-position="5.717cm" fo:text-indent="-0.635cm" fo:margin-left="5.717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2cm" fo:text-indent="-0.635cm" fo:margin-left="6.35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agraph-properties fo:text-align="center"/>
    </style:style>
    <style:style style:name="MP3" style:family="paragraph" style:parent-style-name="Footer">
      <style:paragraph-properties fo:text-align="end" style:justify-single-word="false"/>
      <style:text-properties fo:language="es" fo:country="AR" officeooo:rsid="02b12d2d" officeooo:paragraph-rsid="0627a34f"/>
    </style:style>
    <style:style style:name="MT1" style:family="text">
      <style:text-properties fo:font-style="italic" fo:font-weight="normal" officeooo:rsid="039593e3" fo:background-color="transparent" loext:char-shading-value="0" style:font-style-asian="italic" style:font-weight-asian="normal" style:font-style-complex="italic" style:font-weight-complex="normal"/>
    </style:style>
    <style:style style:name="MT2" style:family="text">
      <style:text-properties fo:font-style="italic" fo:font-weight="normal" fo:background-color="transparent" loext:char-shading-value="0" style:font-style-asian="italic" style:font-weight-asian="normal" style:font-style-complex="italic" style:font-weight-complex="normal"/>
    </style:style>
    <style:style style:name="MT3" style:family="text">
      <style:text-properties fo:font-style="italic" fo:font-weight="normal" officeooo:rsid="01e224b9" fo:background-color="transparent" loext:char-shading-value="0" style:font-style-asian="italic" style:font-weight-asian="normal" style:font-style-complex="italic" style:font-weight-complex="normal"/>
    </style:style>
    <style:style style:name="MT4" style:family="text">
      <style:text-properties fo:font-weight="bold"/>
    </style:style>
    <style:style style:name="Mgr1" style:family="graphic">
      <style:graphic-properties draw:stroke="solid" draw:stroke-dash="Ultrafine_20_Dashed" svg:stroke-width="0.071cm" svg:stroke-color="#ffff99"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dash" draw:stroke-dash="Line_20_with_20_Fine_20_Dots" svg:stroke-width="0.071cm" svg:stroke-color="#ff420e" draw:marker-start="" draw:marker-start-width="0.432cm" draw:marker-end="" draw:marker-end-width="0.432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71cm" svg:stroke-color="#009900"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dash" draw:stroke-dash="Line_20_with_20_Fine_20_Dots" svg:stroke-width="0.03cm" svg:stroke-color="#ff420e" draw:marker-start="" draw:marker-start-width="0.316cm" draw:marker-end="" draw:marker-end-width="0.316cm" draw:textarea-horizontal-align="center" draw:textarea-vertical-align="middle" fo:padding-top="0.016cm" fo:padding-bottom="0.016cm" fo:padding-left="0.016cm" fo:padding-right="0.01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svg:stroke-width="0.03cm" svg:stroke-color="#009900" draw:marker-start="" draw:marker-start-width="0.296cm" draw:marker-end-width="0.296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6" style:family="graphic">
      <style:graphic-properties draw:stroke="solid" draw:stroke-dash="Ultrafine_20_Dashed" svg:stroke-width="0.03cm" svg:stroke-color="#ffff99" draw:marker-start="" draw:marker-start-width="0.3cm" draw:marker-end-width="0.3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558cm" fo:margin-bottom="2.547cm" fo:margin-left="2.499cm" fo:margin-right="2.499cm" fo:border="none" fo:padding="0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109cm" fo:margin-left="0cm" fo:margin-right="0cm" fo:margin-bottom="1cm" style:dynamic-spacing="true"/>
      </style:header-style>
      <style:footer-style>
        <style:header-footer-properties svg:height="0.358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text:span><text:span text:style-name="MT2">esarrollo de software multiplataforma utilizando </text:span><text:span text:style-name="MT1">BDD, TDD</text:span><text:span text:style-name="MT2"> </text:span><text:span text:style-name="MT3">e Integración Continua</text:span><draw:line text:anchor-type="char" draw:z-index="4" draw:style-name="Mgr1" draw:text-style-name="MP2" svg:x1="16.094cm" svg:y1="0.566cm" svg:x2="10.694cm" svg:y2="0.525cm"><text:p/></draw:line><draw:line text:anchor-type="char" draw:z-index="9" draw:style-name="Mgr2" draw:text-style-name="MP2" svg:x1="5.364cm" svg:y1="0.485cm" svg:x2="0.034cm" svg:y2="0.485cm"><text:p/></draw:line><draw:line text:anchor-type="char" draw:z-index="14" draw:style-name="Mgr3" draw:text-style-name="MP2" svg:x1="10.695cm" svg:y1="0.526cm" svg:x2="5.364cm" svg:y2="0.485cm"><text:p/></draw:line></text:p>
      </style:header>
      <style:footer>
        <text:p text:style-name="MP3"><draw:line text:anchor-type="char" draw:z-index="19" draw:style-name="Mgr4" draw:text-style-name="MP2" svg:x1="5.399cm" svg:y1="0.005cm" svg:x2="0.069cm" svg:y2="0.005cm"><text:p/></draw:line><draw:line text:anchor-type="char" draw:z-index="24" draw:style-name="Mgr5" draw:text-style-name="MP2" svg:x1="9.211cm" svg:y1="0.041cm" svg:x2="4.011cm" svg:y2="0cm"><text:p/></draw:line><draw:line text:anchor-type="char" draw:z-index="29" draw:style-name="Mgr6" draw:text-style-name="MP2" svg:x1="14.612cm" svg:y1="0.041cm" svg:x2="9.212cm" svg:y2="0cm"><text:p/></draw:line><text:span text:style-name="MT4"><text:page-number text:select-page="current">5</text:page-number></text:span><text:span text:style-name="MT4"> de </text:span><text:span text:style-name="MT4"><text:page-count>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date>2014-12-10T13:53:57.656809841</dc:date>
    <meta:editing-cycles>1089</meta:editing-cycles>
    <meta:editing-duration>P11DT16H21M27S</meta:editing-duration>
    <meta:generator>LibreOffice/4.2.7.2$Linux_x86 LibreOffice_project/420m0$Build-2</meta:generator>
    <dc:creator>Matias Mascazzini</dc:creator>
    <meta:document-statistic meta:table-count="0" meta:image-count="0" meta:object-count="0" meta:page-count="5" meta:paragraph-count="82" meta:word-count="1314" meta:character-count="8726" meta:non-whitespace-character-count="7451"/>
  </office:meta>
</office:document-meta>
</file>